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76" calcext:value-type="float">
            <text:p>176</text:p>
          </table:table-cell>
          <table:table-cell table:style-name="ce7" table:formula="of:=COUNTIF([.B7:.B199];&quot;X&quot;)" office:value-type="float" office:value="151" calcext:value-type="float">
            <text:p>151</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1" calcext:value-type="float">
            <text:p>21</text:p>
          </table:table-cell>
          <table:table-cell table:style-name="ce25" table:formula="of:=SUM([.B2:.F2])" office:value-type="float" office:value="194" calcext:value-type="float">
            <text:p>1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1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6">00/00/0000</text:date>, <text:time style:data-style-name="N2" text:time-value="21:39:57.4386593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6-06T21:40:16.930147072</dc:date>
    <meta:editing-duration>PT9H55M6S</meta:editing-duration>
    <meta:editing-cycles>199</meta:editing-cycles>
    <meta:document-statistic meta:table-count="1" meta:cell-count="1037" meta:object-count="0"/>
  </office:meta>
</office:document-meta>
</file>